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dobe Caslon Pro Bold" svg:font-family="'Adobe Caslon Pro Bold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5556in" fo:margin-left="-0.0104in" fo:margin-top="0in" fo:margin-bottom="0in" table:align="left" style:writing-mode="lr-tb"/>
    </style:style>
    <style:style style:name="Tabla1.A" style:family="table-column">
      <style:table-column-properties style:column-width="1.3125in"/>
    </style:style>
    <style:style style:name="Tabla1.B" style:family="table-column">
      <style:table-column-properties style:column-width="5.2431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="0.0104in" fo:border="0.0139in solid #000001"/>
    </style:style>
    <style:style style:name="Tabla2" style:family="table">
      <style:table-properties style:width="6.5556in" fo:margin-left="-0.0104in" fo:margin-top="0in" fo:margin-bottom="0in" table:align="left" style:writing-mode="lr-tb"/>
    </style:style>
    <style:style style:name="Tabla2.A" style:family="table-column">
      <style:table-column-properties style:column-width="1.3521in"/>
    </style:style>
    <style:style style:name="Tabla2.B" style:family="table-column">
      <style:table-column-properties style:column-width="5.2035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="0.0104in" fo:border="0.0139in solid #000001"/>
    </style:style>
    <style:style style:name="Tabla6" style:family="table">
      <style:table-properties style:width="6.5556in" fo:margin-left="-0.0104in" fo:margin-top="0in" fo:margin-bottom="0in" table:align="left" style:writing-mode="lr-tb"/>
    </style:style>
    <style:style style:name="Tabla6.A" style:family="table-column">
      <style:table-column-properties style:column-width="1.4375in"/>
    </style:style>
    <style:style style:name="Tabla6.B" style:family="table-column">
      <style:table-column-properties style:column-width="5.1181in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="0.0104in" fo:border="0.0139in solid #000001"/>
    </style:style>
    <style:style style:name="Tabla8" style:family="table">
      <style:table-properties style:width="6.5556in" fo:margin-left="-0.0104in" fo:margin-top="0in" fo:margin-bottom="0in" table:align="left" style:writing-mode="lr-tb"/>
    </style:style>
    <style:style style:name="Tabla8.A" style:family="table-column">
      <style:table-column-properties style:column-width="1.4375in"/>
    </style:style>
    <style:style style:name="Tabla8.B" style:family="table-column">
      <style:table-column-properties style:column-width="5.1181in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padding="0.0104in" fo:border="0.0139in solid #000001"/>
    </style:style>
    <style:style style:name="Tabla9" style:family="table">
      <style:table-properties style:width="6.5556in" fo:margin-left="-0.0104in" fo:margin-top="0in" fo:margin-bottom="0in" table:align="left" style:writing-mode="lr-tb"/>
    </style:style>
    <style:style style:name="Tabla9.A" style:family="table-column">
      <style:table-column-properties style:column-width="1.4375in"/>
    </style:style>
    <style:style style:name="Tabla9.B" style:family="table-column">
      <style:table-column-properties style:column-width="5.1181in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padding="0.0104in" fo:border="0.0139in solid #000001"/>
    </style:style>
    <style:style style:name="Tabla15" style:family="table">
      <style:table-properties style:width="6.5556in" fo:margin-left="-0.0104in" fo:margin-top="0in" fo:margin-bottom="0in" table:align="left" style:writing-mode="lr-tb"/>
    </style:style>
    <style:style style:name="Tabla15.A" style:family="table-column">
      <style:table-column-properties style:column-width="1.4375in"/>
    </style:style>
    <style:style style:name="Tabla15.B" style:family="table-column">
      <style:table-column-properties style:column-width="5.1181in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fo:padding="0.0104in" fo:border="0.0139in solid #000001"/>
    </style:style>
    <style:style style:name="Tabla10" style:family="table">
      <style:table-properties style:width="6.5625in" fo:margin-left="-0.016in" fo:margin-right="-0.0465in" fo:margin-top="0in" fo:margin-bottom="0in" table:align="margins" style:writing-mode="lr-tb"/>
    </style:style>
    <style:style style:name="Tabla10.A" style:family="table-column">
      <style:table-column-properties style:column-width="1.4465in" style:rel-column-width="2083*"/>
    </style:style>
    <style:style style:name="Tabla10.B" style:family="table-column">
      <style:table-column-properties style:column-width="5.116in" style:rel-column-width="7367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padding="0.0104in" fo:border="0.0139in solid #000001"/>
    </style:style>
    <style:style style:name="Tabla11" style:family="table">
      <style:table-properties style:width="6.5556in" fo:margin-left="-0.0104in" fo:margin-top="0in" fo:margin-bottom="0in" table:align="left" style:writing-mode="lr-tb"/>
    </style:style>
    <style:style style:name="Tabla11.A" style:family="table-column">
      <style:table-column-properties style:column-width="1.4375in"/>
    </style:style>
    <style:style style:name="Tabla11.B" style:family="table-column">
      <style:table-column-properties style:column-width="5.1181in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fo:padding="0.0104in" fo:border="0.0139in solid #000001"/>
    </style:style>
    <style:style style:name="Tabla12" style:family="table">
      <style:table-properties style:width="6.5556in" fo:margin-left="-0.0104in" fo:margin-top="0in" fo:margin-bottom="0in" table:align="left" style:writing-mode="lr-tb"/>
    </style:style>
    <style:style style:name="Tabla12.A" style:family="table-column">
      <style:table-column-properties style:column-width="1.4375in"/>
    </style:style>
    <style:style style:name="Tabla12.B" style:family="table-column">
      <style:table-column-properties style:column-width="5.1181in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fo:padding="0.0104in" fo:border="0.0139in solid #000001"/>
    </style:style>
    <style:style style:name="Tabla13" style:family="table">
      <style:table-properties style:width="6.5556in" fo:margin-left="-0.0104in" fo:margin-top="0in" fo:margin-bottom="0in" table:align="left" style:writing-mode="lr-tb"/>
    </style:style>
    <style:style style:name="Tabla13.A" style:family="table-column">
      <style:table-column-properties style:column-width="1.4375in"/>
    </style:style>
    <style:style style:name="Tabla13.B" style:family="table-column">
      <style:table-column-properties style:column-width="5.1181in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fo:padding="0.0104in" fo:border="0.0139in solid #000001"/>
    </style:style>
    <style:style style:name="Tabla14" style:family="table">
      <style:table-properties style:width="6.5556in" fo:margin-left="-0.0104in" fo:margin-top="0in" fo:margin-bottom="0in" table:align="left" style:writing-mode="lr-tb"/>
    </style:style>
    <style:style style:name="Tabla14.A" style:family="table-column">
      <style:table-column-properties style:column-width="1.4375in"/>
    </style:style>
    <style:style style:name="Tabla14.B" style:family="table-column">
      <style:table-column-properties style:column-width="5.1181in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fo:padding="0.0104in" fo:border="0.0139in solid #000001"/>
    </style:style>
    <style:style style:name="Tabla3" style:family="table">
      <style:table-properties style:width="6.5556in" fo:margin-left="-0.0104in" fo:margin-top="0in" fo:margin-bottom="0in" table:align="left" style:writing-mode="lr-tb"/>
    </style:style>
    <style:style style:name="Tabla3.A" style:family="table-column">
      <style:table-column-properties style:column-width="1.4375in"/>
    </style:style>
    <style:style style:name="Tabla3.B" style:family="table-column">
      <style:table-column-properties style:column-width="5.1181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="0.0104in" fo:border="0.0139in solid #000001"/>
    </style:style>
    <style:style style:name="Tabla7" style:family="table">
      <style:table-properties style:width="6.5556in" fo:margin-left="-0.0104in" fo:margin-top="0in" fo:margin-bottom="0in" table:align="left" style:writing-mode="lr-tb"/>
    </style:style>
    <style:style style:name="Tabla7.A" style:family="table-column">
      <style:table-column-properties style:column-width="1.4375in"/>
    </style:style>
    <style:style style:name="Tabla7.B" style:family="table-column">
      <style:table-column-properties style:column-width="5.1181in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="0.0104in" fo:border="0.0139in solid #000001"/>
    </style:style>
    <style:style style:name="Tabla4" style:family="table">
      <style:table-properties style:width="6.4931in" fo:margin-left="-0.0104in" fo:margin-top="0in" fo:margin-bottom="0in" table:align="left" style:writing-mode="lr-tb"/>
    </style:style>
    <style:style style:name="Tabla4.A" style:family="table-column">
      <style:table-column-properties style:column-width="3.0549in"/>
    </style:style>
    <style:style style:name="Tabla4.B" style:family="table-column">
      <style:table-column-properties style:column-width="1.1868in"/>
    </style:style>
    <style:style style:name="Tabla4.C" style:family="table-column">
      <style:table-column-properties style:column-width="1.0625in"/>
    </style:style>
    <style:style style:name="Tabla4.D" style:family="table-column">
      <style:table-column-properties style:column-width="1.1889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="0.0104in" fo:border="0.0139in solid #000001"/>
    </style:style>
    <style:style style:name="Tabla4.2" style:family="table-row">
      <style:table-row-properties style:min-row-height="0.1729in" style:keep-together="true" fo:keep-together="auto"/>
    </style:style>
    <style:style style:name="Tabla5" style:family="table">
      <style:table-properties style:width="6.4861in" fo:margin-left="-0.0104in" fo:margin-top="0in" fo:margin-bottom="0in" table:align="left" style:writing-mode="lr-tb"/>
    </style:style>
    <style:style style:name="Tabla5.A" style:family="table-column">
      <style:table-column-properties style:column-width="3.0549in"/>
    </style:style>
    <style:style style:name="Tabla5.B" style:family="table-column">
      <style:table-column-properties style:column-width="1.1708in"/>
    </style:style>
    <style:style style:name="Tabla5.C" style:family="table-column">
      <style:table-column-properties style:column-width="1.0785in"/>
    </style:style>
    <style:style style:name="Tabla5.D" style:family="table-column">
      <style:table-column-properties style:column-width="1.1819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="0.0104in" fo:border="0.0139in solid #000001"/>
    </style:style>
    <style:style style:name="Tabla5.2" style:family="table-row">
      <style:table-row-properties style:min-row-height="0.2229in" style:keep-together="true" fo:keep-together="auto"/>
    </style:style>
    <style:style style:name="Tabla16" style:family="table">
      <style:table-properties style:width="6.5556in" fo:margin-left="-0.0104in" fo:margin-top="0in" fo:margin-bottom="0in" table:align="left" style:writing-mode="lr-tb"/>
    </style:style>
    <style:style style:name="Tabla16.A" style:family="table-column">
      <style:table-column-properties style:column-width="1.4375in"/>
    </style:style>
    <style:style style:name="Tabla16.B" style:family="table-column">
      <style:table-column-properties style:column-width="5.1181in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fo:padding="0.0104in" fo:border="0.0139in solid #000001"/>
    </style:style>
    <style:style style:name="Tabla17" style:family="table">
      <style:table-properties style:width="6.5625in" fo:margin-left="-0.016in" fo:margin-right="-0.0465in" fo:margin-top="0in" fo:margin-bottom="0in" table:align="margins" style:writing-mode="lr-tb"/>
    </style:style>
    <style:style style:name="Tabla17.A" style:family="table-column">
      <style:table-column-properties style:column-width="1.4465in" style:rel-column-width="2083*"/>
    </style:style>
    <style:style style:name="Tabla17.B" style:family="table-column">
      <style:table-column-properties style:column-width="5.116in" style:rel-column-width="7367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fo:padding="0.0104in" fo:border="0.0139in solid #000001"/>
    </style:style>
    <style:style style:name="P1" style:family="paragraph" style:parent-style-name="Header">
      <style:paragraph-properties fo:text-align="end" style:justify-single-word="false">
        <style:tab-stops/>
      </style:paragraph-properties>
    </style:style>
    <style:style style:name="P2" style:family="paragraph" style:parent-style-name="Header">
      <style:paragraph-properties>
        <style:tab-stops>
          <style:tab-stop style:position="1.75in"/>
        </style:tab-stops>
      </style:paragraph-properties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1" fo:font-style="italic" style:font-style-asian="italic" style:font-name-complex="Arial2" style:font-style-complex="italic"/>
    </style:style>
    <style:style style:name="P6" style:family="paragraph" style:parent-style-name="Standard">
      <style:text-properties style:font-name="Times New Roman" style:font-name-asian="Times New Roman1" style:font-name-complex="Times New Roman1"/>
    </style:style>
    <style:style style:name="P7" style:family="paragraph" style:parent-style-name="Standard">
      <style:text-properties fo:color="#000000" style:font-name="Arial1" fo:font-size="11pt" style:font-name-asian="Times New Roman1" style:font-size-asian="11pt" style:font-name-complex="Arial2" style:font-size-complex="11pt"/>
    </style:style>
    <style:style style:name="P8" style:family="paragraph" style:parent-style-name="Standard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9" style:family="paragraph" style:parent-style-name="Standard">
      <style:text-properties fo:color="#000000" style:font-name="Arial1" fo:font-size="11pt" fo:font-weight="bold" style:font-name-asian="Times New Roman1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text-properties fo:color="#000000" style:font-name="Arial1" fo:font-size="14pt" style:font-name-asian="Times New Roman1" style:font-size-asian="14pt" style:font-name-complex="Arial2" style:font-size-complex="11pt"/>
    </style:style>
    <style:style style:name="P11" style:family="paragraph" style:parent-style-name="Standard">
      <style:text-properties fo:color="#666666" style:font-name="Arial1" fo:font-size="11pt" fo:font-style="italic" style:font-name-asian="Times New Roman1" style:font-size-asian="11pt" style:font-style-asian="italic" style:font-name-complex="Arial2" style:font-size-complex="11pt" style:font-style-complex="italic"/>
    </style:style>
    <style:style style:name="P12" style:family="paragraph" style:parent-style-name="Standard">
      <style:text-properties fo:color="#0073cf" style:font-name="Arial1" fo:font-size="14pt" style:font-size-asian="14pt" style:font-name-complex="Arial2"/>
    </style:style>
    <style:style style:name="P13" style:family="paragraph" style:parent-style-name="Standard">
      <style:text-properties fo:color="#0073cf" style:font-name="Arial1" fo:font-size="14pt" style:font-size-asian="14pt" style:font-name-complex="Arial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dobe Caslon Pro Bold" style:font-name-complex="Arial2"/>
    </style:style>
    <style:style style:name="P15" style:family="paragraph" style:parent-style-name="Standard">
      <style:paragraph-properties fo:text-align="center" style:justify-single-word="false"/>
      <style:text-properties fo:color="#000099" style:font-name="Adobe Caslon Pro Bold" fo:font-size="26pt" fo:font-style="italic" style:font-size-asian="26pt" style:font-style-asian="italic" style:font-name-complex="Arial2" style:font-size-complex="26pt" style:font-style-complex="italic"/>
    </style:style>
    <style:style style:name="P16" style:family="paragraph" style:parent-style-name="Standard">
      <style:paragraph-properties fo:break-before="page"/>
      <style:text-properties style:font-name="Arial1" style:font-name-complex="Arial2"/>
    </style:style>
    <style:style style:name="P17" style:family="paragraph" style:parent-style-name="Standard">
      <style:paragraph-properties fo:margin-top="0in" fo:margin-bottom="0.0161in"/>
    </style:style>
    <style:style style:name="P18" style:family="paragraph" style:parent-style-name="Standard">
      <style:paragraph-properties fo:margin-top="0in" fo:margin-bottom="0.0161in"/>
      <style:text-properties style:font-name="Arial1" style:font-name-complex="Arial2"/>
    </style:style>
    <style:style style:name="P19" style:family="paragraph" style:parent-style-name="Standard">
      <style:paragraph-properties fo:margin-top="0in" fo:margin-bottom="0.0161in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in" fo:margin-bottom="0.0161in" fo:text-align="justify" style:justify-single-word="false" fo:background-color="#ffffff">
        <style:background-image/>
      </style:paragraph-properties>
    </style:style>
    <style:style style:name="P21" style:family="paragraph" style:parent-style-name="Contents_20_1">
      <style:text-properties fo:color="#0073cf" fo:font-size="14pt" style:font-size-asian="14pt"/>
    </style:style>
    <style:style style:name="P2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25" style:family="paragraph" style:parent-style-name="Standard" style:list-style-name="L1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26" style:family="paragraph" style:parent-style-name="Standard" style:list-style-name="L2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27" style:family="paragraph" style:parent-style-name="Standard" style:list-style-name="L3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28" style:family="paragraph" style:parent-style-name="Standard" style:list-style-name="L4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29" style:family="paragraph" style:parent-style-name="Standard" style:list-style-name="L5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0" style:family="paragraph" style:parent-style-name="Standard" style:list-style-name="L6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1" style:family="paragraph" style:parent-style-name="Standard" style:list-style-name="L7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2" style:family="paragraph" style:parent-style-name="Standard" style:list-style-name="L8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3" style:family="paragraph" style:parent-style-name="Standard" style:list-style-name="L9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4" style:family="paragraph" style:parent-style-name="Standard" style:list-style-name="L10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5" style:family="paragraph" style:parent-style-name="Standard" style:list-style-name="L11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6" style:family="paragraph" style:parent-style-name="Standard" style:list-style-name="L12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7" style:family="paragraph" style:parent-style-name="Standard" style:list-style-name="L13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8" style:family="paragraph" style:parent-style-name="Standard" style:list-style-name="L14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39" style:family="paragraph" style:parent-style-name="Standard" style:list-style-name="L15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0" style:family="paragraph" style:parent-style-name="Standard" style:list-style-name="L16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1" style:family="paragraph" style:parent-style-name="Standard" style:list-style-name="L17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2" style:family="paragraph" style:parent-style-name="Standard" style:list-style-name="L18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3" style:family="paragraph" style:parent-style-name="Standard" style:list-style-name="L19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4" style:family="paragraph" style:parent-style-name="Standard" style:list-style-name="L20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5" style:family="paragraph" style:parent-style-name="Standard" style:list-style-name="L21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6" style:family="paragraph" style:parent-style-name="Standard" style:list-style-name="L22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7" style:family="paragraph" style:parent-style-name="Standard" style:list-style-name="L23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8" style:family="paragraph" style:parent-style-name="Standard" style:list-style-name="L24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49" style:family="paragraph" style:parent-style-name="Standard" style:list-style-name="L25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0" style:family="paragraph" style:parent-style-name="Standard" style:list-style-name="L26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1" style:family="paragraph" style:parent-style-name="Standard" style:list-style-name="L27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2" style:family="paragraph" style:parent-style-name="Standard" style:list-style-name="L28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3" style:family="paragraph" style:parent-style-name="Standard" style:list-style-name="L29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4" style:family="paragraph" style:parent-style-name="Standard" style:list-style-name="L30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5" style:family="paragraph" style:parent-style-name="Standard" style:list-style-name="L31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6" style:family="paragraph" style:parent-style-name="Standard" style:list-style-name="L32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7" style:family="paragraph" style:parent-style-name="Standard" style:list-style-name="L33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8" style:family="paragraph" style:parent-style-name="Standard" style:list-style-name="L34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59" style:family="paragraph" style:parent-style-name="Standard" style:list-style-name="L35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0" style:family="paragraph" style:parent-style-name="Standard" style:list-style-name="L36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1" style:family="paragraph" style:parent-style-name="Standard" style:list-style-name="L37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2" style:family="paragraph" style:parent-style-name="Standard" style:list-style-name="L38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3" style:family="paragraph" style:parent-style-name="Standard" style:list-style-name="L39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4" style:family="paragraph" style:parent-style-name="Standard" style:list-style-name="L40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5" style:family="paragraph" style:parent-style-name="Standard" style:list-style-name="L41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6" style:family="paragraph" style:parent-style-name="Standard" style:list-style-name="L42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7" style:family="paragraph" style:parent-style-name="Standard" style:list-style-name="L43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8" style:family="paragraph" style:parent-style-name="Standard" style:list-style-name="L44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69" style:family="paragraph" style:parent-style-name="Standard" style:list-style-name="L45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0" style:family="paragraph" style:parent-style-name="Standard" style:list-style-name="L46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1" style:family="paragraph" style:parent-style-name="Standard" style:list-style-name="L47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2" style:family="paragraph" style:parent-style-name="Standard" style:list-style-name="L48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3" style:family="paragraph" style:parent-style-name="Standard" style:list-style-name="L49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4" style:family="paragraph" style:parent-style-name="Standard" style:list-style-name="L50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P75" style:family="paragraph" style:parent-style-name="Standard">
      <style:text-properties fo:color="#000000" style:font-name="Arial1" fo:font-size="11pt" style:font-name-asian="Times New Roman1" style:font-size-asian="11pt" style:font-name-complex="Arial2" style:font-size-complex="11pt"/>
    </style:style>
    <style:style style:name="P76" style:family="paragraph" style:parent-style-name="Standard" style:list-style-name="L1">
      <style:text-properties fo:font-weight="bold" style:font-weight-asian="bold" style:font-weight-complex="bold"/>
    </style:style>
    <style:style style:name="P77" style:family="paragraph" style:parent-style-name="Heading_20_1" style:list-style-name="WWNum3">
      <style:paragraph-properties fo:margin-left="0.25in" fo:margin-right="0in" fo:text-indent="0in" style:auto-text-indent="false"/>
    </style:style>
    <style:style style:name="P78" style:family="paragraph" style:parent-style-name="Heading_20_1" style:list-style-name="WWNum3">
      <style:paragraph-properties fo:margin-left="0.25in" fo:margin-right="0in" fo:text-indent="0in" style:auto-text-indent="false"/>
      <style:text-properties fo:color="#0073cf" style:font-name="Arial1" fo:font-size="14pt" style:font-size-asian="14pt" style:font-name-complex="Arial2" style:font-size-complex="14pt"/>
    </style:style>
    <style:style style:name="P79" style:family="paragraph" style:parent-style-name="Heading_20_1" style:list-style-name="WWNum3">
      <style:paragraph-properties fo:margin-left="0.25in" fo:margin-right="0in" fo:margin-top="0.1665in" fo:margin-bottom="0.0161in" fo:text-indent="0in" style:auto-text-indent="false"/>
    </style:style>
    <style:style style:name="P80" style:family="paragraph" style:parent-style-name="List_20_Paragraph" style:list-style-name="WWNum2">
      <style:text-properties fo:language="es" fo:country="ES"/>
    </style:style>
    <style:style style:name="P81" style:family="paragraph" style:parent-style-name="List_20_Paragraph" style:list-style-name="WWNum2">
      <style:text-properties fo:color="#000000" style:font-name="Arial1" fo:font-size="11pt" fo:language="es" fo:country="ES" fo:font-style="normal" style:font-name-asian="Times New Roman1" style:font-size-asian="11pt" style:font-style-asian="normal" style:font-name-complex="Arial2" style:font-size-complex="11pt" style:font-style-complex="normal"/>
    </style:style>
    <style:style style:name="T1" style:family="text">
      <style:text-properties fo:color="#8496b0"/>
    </style:style>
    <style:style style:name="T2" style:family="text">
      <style:text-properties fo:color="#0073cf" style:font-name="Arial1" fo:font-size="14pt" style:font-size-asian="14pt" style:font-name-complex="Arial2" style:font-size-complex="14pt"/>
    </style:style>
    <style:style style:name="T3" style:family="text">
      <style:text-properties fo:color="#666666" style:font-name="Arial1" fo:font-size="11pt" style:font-name-asian="Times New Roman1" style:font-size-asian="11pt" style:font-name-complex="Arial2" style:font-size-complex="11pt"/>
    </style:style>
    <style:style style:name="T4" style:family="text">
      <style:text-properties fo:color="#666666" style:font-name="Arial1" fo:font-size="11pt" fo:font-style="italic" style:font-name-asian="Times New Roman1" style:font-size-asian="11pt" style:font-style-asian="italic" style:font-name-complex="Arial2" style:font-size-complex="11pt" style:font-style-complex="italic"/>
    </style:style>
    <style:style style:name="T5" style:family="text">
      <style:text-properties fo:color="#0066cc" style:font-name="Adobe Caslon Pro Bold"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00" style:font-name="Arial1" fo:font-size="11pt" fo:font-style="normal" style:font-name-asian="Times New Roman1" style:font-size-asian="11pt" style:font-style-asian="normal" style:font-name-complex="Arial2" style:font-size-complex="11pt" style:font-style-complex="normal"/>
    </style:style>
    <style:style style:name="T10" style:family="text">
      <style:text-properties fo:color="#000000" style:text-outline="false" style:text-line-through-style="none" style:font-name="Arial1" fo:font-size="11pt" fo:font-style="normal" fo:text-shadow="none" style:text-underline-style="none" style:font-name-asian="Times New Roman1" style:font-size-asian="11pt" style:font-style-asian="normal" style:font-name-complex="Arial2" style:font-size-complex="11pt" style:font-style-complex="normal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5">EMPRES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SOID</text:span> </text:p>
      <text:p text:style-name="P14">Product Requirements Document</text:p>
      <text:p text:style-name="P16"/>
      <text:p text:style-name="P3"/>
      <text:p text:style-name="P10"><text:span text:style-name="T8">SOID</text:span> - Product Requirements Document </text:p>
      <text:p text:style-name="P21"/>
      <text:table-of-content text:style-name="Sect1" text:protected="true" text:name="Índice de contenid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245_1473665455" text:style-name="Internet_20_link" text:visited-style-name="Visited_20_Internet_20_Link">1.Objetivo<text:tab/>2</text:a></text:p>
          <text:p text:style-name="P22"><text:a xlink:type="simple" xlink:href="#__RefHeading__247_1473665455" text:style-name="Internet_20_link" text:visited-style-name="Visited_20_Internet_20_Link">2.Release<text:tab/>3</text:a></text:p>
          <text:p text:style-name="P22"><text:a xlink:type="simple" xlink:href="#__RefHeading__249_1473665455" text:style-name="Internet_20_link" text:visited-style-name="Visited_20_Internet_20_Link">3.Características<text:tab/>3</text:a></text:p>
          <text:p text:style-name="P22"><text:a xlink:type="simple" xlink:href="#__RefHeading__251_1473665455" text:style-name="Internet_20_link" text:visited-style-name="Visited_20_Internet_20_Link">4.Wireframes<text:tab/>6</text:a></text:p>
          <text:p text:style-name="P22"><text:a xlink:type="simple" xlink:href="#__RefHeading__253_1473665455" text:style-name="Internet_20_link" text:visited-style-name="Visited_20_Internet_20_Link">5.Analítica<text:tab/>6</text:a></text:p>
          <text:p text:style-name="P22"><text:a xlink:type="simple" xlink:href="#__RefHeading__255_1473665455" text:style-name="Internet_20_link" text:visited-style-name="Visited_20_Internet_20_Link">6.Trabajo futuro<text:tab/>6</text:a></text:p>
        </text:index-body>
      </text:table-of-content>
      <text:p text:style-name="P12"/>
      <text:list xml:id="list599988301462239081" text:style-name="WWNum3">
        <text:list-item>
          <text:h text:style-name="P77" text:outline-level="1"><text:bookmark-start text:name="__RefHeading__245_1473665455"/><text:bookmark-start text:name="_Toc2757373"/><text:bookmark-start text:name="_Toc2241093"/><text:span text:style-name="T2">Objetiv</text:span><text:bookmark-end text:name="_Toc2757373"/><text:bookmark-end text:name="_Toc2241093"/><text:span text:style-name="T2">o</text:span><text:bookmark-end text:name="__RefHeading__245_1473665455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Visión</text:p>
          </table:table-cell>
          <table:table-cell table:style-name="Tabla1.A1" office:value-type="string">
            <text:p text:style-name="P8">SOID será una solución que ayudará a los operadores de red a disminuir las pérdidas de energía, haciéndolas más eficientes y amigables con el ambiente.</text:p>
          </table:table-cell>
        </table:table-row>
        <table:table-row table:style-name="Tabla1.1">
          <table:table-cell table:style-name="Tabla1.A1" office:value-type="string">
            <text:p text:style-name="P9">Objetivos</text:p>
          </table:table-cell>
          <table:table-cell table:style-name="Tabla1.A1" office:value-type="string">
            <text:list xml:id="list2963955532000438873" text:style-name="WWNum2">
              <text:list-item>
                <text:p text:style-name="P80">Comercializarlo en Latinoamérica</text:p>
              </text:list-item>
              <text:list-item>
                <text:p text:style-name="P80">Cubrir el 30% o más de las distribuidoras </text:p>
              </text:list-item>
              <text:list-item>
                <text:p text:style-name="P81">Generar una solución fácil de instalar</text:p>
              </text:list-item>
              <text:list-item>
                <text:p text:style-name="P81">Disminuir la huella de carbón asociada a la distribución de energía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9">Iniciativas</text:p>
          </table:table-cell>
          <table:table-cell table:style-name="Tabla1.A1" office:value-type="string">
            <text:list xml:id="list2572815135665659555" text:style-name="L1">
              <text:list-item>
                <text:p text:style-name="P25">Uso de datos de diferentes fuentes y analítica para determinar el mejor conjunto de acciones para reducir las pérdidas de energía.</text:p>
              </text:list-item>
              <text:list-item>
                <text:p text:style-name="P25">Identificación de usuarios que hurtan energía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9">Persona(s)</text:p>
          </table:table-cell>
          <table:table-cell table:style-name="Tabla1.A1" office:value-type="string">
            <text:list xml:id="list41584415" text:continue-numbering="true" text:style-name="L1">
              <text:list-header>
                <text:p text:style-name="P76"><text:span text:style-name="T10">Alan Analista</text:span><text:span text:style-name="T9">, </text:span><text:span text:style-name="T10">Charlie Cuadrilla</text:span><text:span text:style-name="T9">, </text:span><text:span text:style-name="T10">Sara Supervisora</text:span></text:p>
              </text:list-header>
            </text:list>
          </table:table-cell>
        </table:table-row>
      </table:table>
      <text:p text:style-name="P3"/>
      <text:list xml:id="list41566834" text:continue-list="list599988301462239081" text:style-name="WWNum3">
        <text:list-item>
          <text:h text:style-name="P78" text:outline-level="1"><text:bookmark-start text:name="__RefHeading__247_1473665455"/><text:bookmark-start text:name="_Toc2757374"/>Release<text:bookmark-end text:name="__RefHeading__247_1473665455"/><text:bookmark-end text:name="_Toc27573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Releas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Fecha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Initiativa</text:p>
          </table:table-cell>
          <table:table-cell table:style-name="Tabla2.A1" office:value-type="string">
            <text:list xml:id="list41569666" text:continue-list="list41584415" text:style-name="L1">
              <text:list-item>
                <text:p text:style-name="P25"/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7">Milestones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Características</text:p>
          </table:table-cell>
          <table:table-cell table:style-name="Tabla2.A1" office:value-type="string">
            <text:list xml:id="list7599389034375618787" text:style-name="L2">
              <text:list-item>
                <text:p text:style-name="P26"/>
              </text:list-item>
            </text:list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Dependencies</text:p>
          </table:table-cell>
          <table:table-cell table:style-name="Tabla2.A1" office:value-type="string">
            <text:p text:style-name="P8">N/A</text:p>
          </table:table-cell>
        </table:table-row>
      </table:table>
      <text:p text:style-name="P13"/>
      <text:list xml:id="list41594085" text:continue-list="list41566834" text:style-name="WWNum3">
        <text:list-item>
          <text:h text:style-name="P78" text:outline-level="1"><text:bookmark-start text:name="__RefHeading__249_1473665455"/>Características<text:bookmark-end text:name="__RefHeading__249_1473665455"/></text:h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7">Título</text:p>
          </table:table-cell>
          <table:table-cell table:style-name="Tabla6.A1" office:value-type="string">
            <text:p text:style-name="P8">Alan gestiona segmentos de red</text:p>
          </table:table-cell>
        </table:table-row>
        <table:table-row table:style-name="Tabla6.1">
          <table:table-cell table:style-name="Tabla6.A1" office:value-type="string">
            <text:p text:style-name="P7">Descripción</text:p>
          </table:table-cell>
          <table:table-cell table:style-name="Tabla6.A1" office:value-type="string">
            <text:p text:style-name="P8"><text:span text:style-name="T6">Como</text:span> Alan Analista,<text:span text:style-name="T6">quiero</text:span> <text:span text:style-name="T7">crear, editar y eliminar segmentos de red</text:span>, <text:span text:style-name="T6">para</text:span> <text:s/>poder representar lógicamente los elementos de la red de distribución, sobre los cuales se calcularán balances de energía <text:soft-page-break/>posteriormente. </text:p>
          </table:table-cell>
        </table:table-row>
        <table:table-row table:style-name="Tabla6.1">
          <table:table-cell table:style-name="Tabla6.A1" office:value-type="string">
            <text:p text:style-name="P7">Propósito</text:p>
          </table:table-cell>
          <table:table-cell table:style-name="Tabla6.A1" office:value-type="string">
            <text:p text:style-name="P8">Modelar la red de distribución, para conocer posteriormente las pérdidas de energía.</text:p>
          </table:table-cell>
        </table:table-row>
        <table:table-row table:style-name="Tabla6.1">
          <table:table-cell table:style-name="Tabla6.A1" office:value-type="string">
            <text:p text:style-name="P7">Problema del usuario</text:p>
          </table:table-cell>
          <table:table-cell table:style-name="Tabla6.A1" office:value-type="string">
            <text:list xml:id="list3882521364856655384" text:style-name="L3">
              <text:list-item>
                <text:p text:style-name="P27"/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7">Valor para el usuario</text:p>
          </table:table-cell>
          <table:table-cell table:style-name="Tabla6.A1" office:value-type="string">
            <text:p text:style-name="P8">Alan podrá representar lógicamente la red de distribución.</text:p>
          </table:table-cell>
        </table:table-row>
        <table:table-row table:style-name="Tabla6.1">
          <table:table-cell table:style-name="Tabla6.A1" office:value-type="string">
            <text:p text:style-name="P7">Suposiciones</text:p>
          </table:table-cell>
          <table:table-cell table:style-name="Tabla6.A1" office:value-type="string">
            <text:list xml:id="list467681710824114625" text:style-name="L4">
              <text:list-item>
                <text:p text:style-name="P28">Existen niveles de tensión</text:p>
              </text:list-item>
              <text:list-item>
                <text:p text:style-name="P28">Existen regiones geográficas de operación</text:p>
              </text:list-item>
              <text:list-item>
                <text:p text:style-name="P28">Exiten agentes del mercado</text:p>
              </text:list-item>
              <text:list-item>
                <text:p text:style-name="P28">Alan cuenta con permisos para visualizar los segmentos de red</text:p>
              </text:list-item>
              <text:list-item>
                <text:p text:style-name="P28">Alan cuenta con permisos para crearlos</text:p>
              </text:list-item>
              <text:list-item>
                <text:p text:style-name="P28">Alan cuenta con permisos para editarlos</text:p>
              </text:list-item>
              <text:list-item>
                <text:p text:style-name="P28">Alan cuenta con permisos para eliminarlos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7">Fuera del alcance</text:p>
          </table:table-cell>
          <table:table-cell table:style-name="Tabla6.A1" office:value-type="string">
            <text:list xml:id="list9080804125769003754" text:style-name="L5">
              <text:list-item>
                <text:p text:style-name="P29">Agrupamiento de segmentos de red</text:p>
              </text:list-item>
              <text:list-item>
                <text:p text:style-name="P29">Cálculo de balances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7">Criterios de aceptación</text:p>
          </table:table-cell>
          <table:table-cell table:style-name="Tabla6.A1" office:value-type="string">
            <text:list xml:id="list4803245114135650330" text:style-name="L6">
              <text:list-item>
                <text:p text:style-name="P30">Alan podrá ver los segmentos de red a los que tenga acceso</text:p>
              </text:list-item>
              <text:list-item>
                <text:p text:style-name="P30">Alan podrá crear segmentos de red definiendo los atributos descritos en el anexo 1 (Segmentación de usuarios).</text:p>
              </text:list-item>
              <text:list-item>
                <text:p text:style-name="P30">Alan podrá definir cuales puntos de servicio eléctrico inyectan energía y cualés retiran energía hacia y desde el segmento de red respectivamente.</text:p>
              </text:list-item>
              <text:list-item>
                <text:p text:style-name="P30">Alan puede agregar tantos puntos de servicio como necesite en un segmento de red, indicando adicionalmente la fecha y hora de ingreso del punto de servicio en el segmento de red.</text:p>
              </text:list-item>
              <text:list-item>
                <text:p text:style-name="P30">Alan puede quitar tantos puntos de servicio como necesite en un segmento de red, indicando adicionalmente la fecha y hora de retiro del punto de servicio en el segmento de red.</text:p>
              </text:list-item>
              <text:list-item>
                <text:p text:style-name="P30">Alan puede asignar el mismo punto de servicio a varios segmentos.</text:p>
              </text:list-item>
              <text:list-item>
                <text:p text:style-name="P30">Alan podrá editar los segmentos de red a los que tenga acceso, si cuenta con permisos para ello.</text:p>
              </text:list-item>
              <text:list-item>
                <text:p text:style-name="P30">Alan podrá eliminar los segmentos de red a los que tenga acceso, si cuenta con permisos para ello.</text:p>
              </text:list-item>
              <text:list-item>
                <text:p text:style-name="P30">Alan podrá compartir los segmentos de red que haya gestionado, con otros usuarios del sistema con permisos de escritura o solo lectura.</text:p>
              </text:list-item>
              <text:list-item>
                <text:p text:style-name="P30">La creación, edición y eliminación de segmentos es auditado.</text:p>
              </text:list-item>
            </text:list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">Título</text:p>
          </table:table-cell>
          <table:table-cell table:style-name="Tabla8.A1" office:value-type="string">
            <text:p text:style-name="P8">Alan importa puntos de servicio eléctrico desde archivos</text:p>
          </table:table-cell>
        </table:table-row>
        <table:table-row table:style-name="Tabla8.1">
          <table:table-cell table:style-name="Tabla8.A1" office:value-type="string">
            <text:p text:style-name="P7">Descripción</text:p>
          </table:table-cell>
          <table:table-cell table:style-name="Tabla8.A1" office:value-type="string">
            <text:p text:style-name="P8"><text:span text:style-name="T6">Como</text:span> Alan Analista, <text:span text:style-name="T6">quiero</text:span> <text:span text:style-name="T7">importar puntos de servicio eléctrico desde archivos</text:span>, <text:span text:style-name="T6">para</text:span> <text:s/>poderlos usar en la creación de segmentos de red. </text:p>
          </table:table-cell>
        </table:table-row>
        <table:table-row table:style-name="Tabla8.1">
          <table:table-cell table:style-name="Tabla8.A1" office:value-type="string">
            <text:p text:style-name="P7">Propósito</text:p>
          </table:table-cell>
          <table:table-cell table:style-name="Tabla8.A1" office:value-type="string">
            <text:p text:style-name="P8">Creación y edición masiva de puntos de servicio eléctrico a través de importación por archivo.</text:p>
          </table:table-cell>
        </table:table-row>
        <table:table-row table:style-name="Tabla8.1">
          <table:table-cell table:style-name="Tabla8.A1" office:value-type="string">
            <text:p text:style-name="P7">Problema del usuario</text:p>
          </table:table-cell>
          <table:table-cell table:style-name="Tabla8.A1" office:value-type="string">
            <text:p text:style-name="P8">Muchos puntos de servicio por gestionar, que pueden proceder de diferentes fuentes de información.</text:p>
          </table:table-cell>
        </table:table-row>
        <table:table-row table:style-name="Tabla8.1">
          <table:table-cell table:style-name="Tabla8.A1" office:value-type="string">
            <text:p text:style-name="P7">Valor para el usuario</text:p>
          </table:table-cell>
          <table:table-cell table:style-name="Tabla8.A1" office:value-type="string">
            <text:p text:style-name="P8">Gestionar de forma masiva los puntos de servicio eléctrico que requiere <text:soft-page-break/>para el cálculo de balances de energía.</text:p>
          </table:table-cell>
        </table:table-row>
        <table:table-row table:style-name="Tabla8.1">
          <table:table-cell table:style-name="Tabla8.A1" office:value-type="string">
            <text:p text:style-name="P7">Suposiciones</text:p>
          </table:table-cell>
          <table:table-cell table:style-name="Tabla8.A1" office:value-type="string">
            <text:list xml:id="list41592314" text:continue-list="list467681710824114625" text:style-name="L4">
              <text:list-item>
                <text:p text:style-name="P28">Alan cuenta con permisos para importar puntos de servicio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7">Fuera del alcance</text:p>
          </table:table-cell>
          <table:table-cell table:style-name="Tabla8.A1" office:value-type="string">
            <text:p text:style-name="P8">Borrado de puntos de servicio</text:p>
          </table:table-cell>
        </table:table-row>
        <table:table-row table:style-name="Tabla8.1">
          <table:table-cell table:style-name="Tabla8.A1" office:value-type="string">
            <text:p text:style-name="P7">Criterios de aceptación</text:p>
          </table:table-cell>
          <table:table-cell table:style-name="Tabla8.A1" office:value-type="string">
            <text:list xml:id="list3827404039890547624" text:style-name="L7">
              <text:list-item>
                <text:p text:style-name="P31">Alan puede cargar archivos con información de puntos de servicio, desde rutas locales o de red.</text:p>
              </text:list-item>
              <text:list-item>
                <text:p text:style-name="P31">Alan puede previsualizar el archivo cargado, donde puede identificar los campos de dicho archivo.</text:p>
              </text:list-item>
              <text:list-item>
                <text:p text:style-name="P31">Alan puede mapear los campos del archivo a los atributos descritos en el anexo 1 (Punto de servicio eléctrico). Solo debe mapear los campos obligatorios.</text:p>
              </text:list-item>
              <text:list-item>
                <text:p text:style-name="P31">Alan puede actualizar los atributos de los puntos de servicio registrados en la aplicación, con la importación del archivo.</text:p>
              </text:list-item>
              <text:list-item>
                <text:p text:style-name="P31">La creación o actualización de puntos de servicio a través de la importación de archivos es auditada.</text:p>
              </text:list-item>
            </text:list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7">Título</text:p>
          </table:table-cell>
          <table:table-cell table:style-name="Tabla9.A1" office:value-type="string">
            <text:p text:style-name="P8">Alan gestiona puntos de servicio desde los segmentos de red</text:p>
          </table:table-cell>
        </table:table-row>
        <table:table-row table:style-name="Tabla9.1">
          <table:table-cell table:style-name="Tabla9.A1" office:value-type="string">
            <text:p text:style-name="P7">Descripción</text:p>
          </table:table-cell>
          <table:table-cell table:style-name="Tabla9.A1" office:value-type="string">
            <text:p text:style-name="P8"><text:span text:style-name="T6">Como</text:span> Alan Analista, <text:span text:style-name="T6">quiero</text:span> crear y actualizar los<text:span text:style-name="T7"> puntos de servicio eléctrico asignados a un segmento de red</text:span>, <text:span text:style-name="T6">para</text:span> <text:s/>poder tener una gestión más ágil de los segmentos y puntos de servicio.</text:p>
          </table:table-cell>
        </table:table-row>
        <table:table-row table:style-name="Tabla9.1">
          <table:table-cell table:style-name="Tabla9.A1" office:value-type="string">
            <text:p text:style-name="P7">Propósito</text:p>
          </table:table-cell>
          <table:table-cell table:style-name="Tabla9.A1" office:value-type="string">
            <text:p text:style-name="P8">Dar más agilidad en la gestión de los segmentos de red.</text:p>
          </table:table-cell>
        </table:table-row>
        <table:table-row table:style-name="Tabla9.1">
          <table:table-cell table:style-name="Tabla9.A1" office:value-type="string">
            <text:p text:style-name="P7">Problema del usuario</text:p>
          </table:table-cell>
          <table:table-cell table:style-name="Tabla9.A1" office:value-type="string">
            <text:list xml:id="list41577021" text:continue-list="list3882521364856655384" text:style-name="L3">
              <text:list-item>
                <text:p text:style-name="P27">Invertir tiempo en la asignación y actualización de puntos de servicio que pertenecen a un segmento de red.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7">Valor para el usuario</text:p>
          </table:table-cell>
          <table:table-cell table:style-name="Tabla9.A1" office:value-type="string">
            <text:list xml:id="list204041613021117565" text:style-name="L8">
              <text:list-item>
                <text:p text:style-name="P32">Creación o actualización de puntos de servicio, durante la gestión de un segmento de red.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7">Suposiciones</text:p>
          </table:table-cell>
          <table:table-cell table:style-name="Tabla9.A1" office:value-type="string">
            <text:list xml:id="list5678722153267354082" text:style-name="L9">
              <text:list-item>
                <text:p text:style-name="P33">Alan cuenta con permisos para crear o editar segmentos de red</text:p>
              </text:list-item>
              <text:list-item>
                <text:p text:style-name="P33">Alan cuenta con permisos para crear o editar puntos de servicio eléctrico.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7">Fuera del alcance</text:p>
          </table:table-cell>
          <table:table-cell table:style-name="Tabla9.A1" office:value-type="string">
            <text:list xml:id="list3392078330501204336" text:style-name="L10">
              <text:list-item>
                <text:p text:style-name="P34">Eliminación de puntos de servicio eléctrico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7">Criterios de aceptación</text:p>
          </table:table-cell>
          <table:table-cell table:style-name="Tabla9.A1" office:value-type="string">
            <text:list xml:id="list1482162122043481919" text:style-name="L11">
              <text:list-item>
                <text:p text:style-name="P35">Alan puede crear puntos de servicio nuevos durante la creación o edición de un segmento de red.</text:p>
              </text:list-item>
              <text:list-item>
                <text:p text:style-name="P35">Alan puede definir todos los atributos del punto de servicio.</text:p>
              </text:list-item>
              <text:list-item>
                <text:p text:style-name="P35">Alan puede modificar todos los atributos editables del punto de servicio.</text:p>
              </text:list-item>
            </text:list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7">Título</text:p>
          </table:table-cell>
          <table:table-cell table:style-name="Tabla16.A1" office:value-type="string">
            <text:p text:style-name="P8">Alan consulta los puntos de servicio registrados en la aplicación.</text:p>
          </table:table-cell>
        </table:table-row>
        <table:table-row table:style-name="Tabla16.1">
          <table:table-cell table:style-name="Tabla16.A1" office:value-type="string">
            <text:p text:style-name="P7">Descripción</text:p>
          </table:table-cell>
          <table:table-cell table:style-name="Tabla16.A1" office:value-type="string">
            <text:p text:style-name="P8"><text:span text:style-name="T6">Como</text:span> Alan Analista, <text:span text:style-name="T6">quiero</text:span> <text:span text:style-name="T7">consultar los puntos de red registrados en la aplicación</text:span>, <text:span text:style-name="T6">para</text:span> <text:s/>poder editarlos y eliminarlos.</text:p>
          </table:table-cell>
        </table:table-row>
        <table:table-row table:style-name="Tabla16.1">
          <table:table-cell table:style-name="Tabla16.A1" office:value-type="string">
            <text:p text:style-name="P7">Propósito</text:p>
          </table:table-cell>
          <table:table-cell table:style-name="Tabla16.A1" office:value-type="string">
            <text:p text:style-name="P8">Visualizar y gestionar los puntos de red.</text:p>
          </table:table-cell>
        </table:table-row>
        <table:table-row table:style-name="Tabla16.1">
          <table:table-cell table:style-name="Tabla16.A1" office:value-type="string">
            <text:p text:style-name="P7">Problema del usuario</text:p>
          </table:table-cell>
          <table:table-cell table:style-name="Tabla16.A1" office:value-type="string">
            <text:p text:style-name="P8"/>
          </table:table-cell>
        </table:table-row>
        <table:table-row table:style-name="Tabla16.1">
          <table:table-cell table:style-name="Tabla16.A1" office:value-type="string">
            <text:p text:style-name="P7">Valor para el usuario</text:p>
          </table:table-cell>
          <table:table-cell table:style-name="Tabla16.A1" office:value-type="string">
            <text:list xml:id="list1768042564662175883" text:style-name="L43">
              <text:list-item>
                <text:p text:style-name="P67"/>
              </text:list-item>
            </text:list>
          </table:table-cell>
        </table:table-row>
        <table:table-row table:style-name="Tabla16.1">
          <table:table-cell table:style-name="Tabla16.A1" office:value-type="string">
            <text:p text:style-name="P7">Suposiciones</text:p>
          </table:table-cell>
          <table:table-cell table:style-name="Tabla16.A1" office:value-type="string">
            <text:list xml:id="list8673811147526173144" text:style-name="L44">
              <text:list-item>
                <text:p text:style-name="P68">Existen puntos de servicio en la aplicación.</text:p>
              </text:list-item>
              <text:list-item>
                <text:p text:style-name="P68">Alan cuenta con permisos para visualizarlos</text:p>
              </text:list-item>
              <text:list-item>
                <text:p text:style-name="P68"><text:soft-page-break/>Alan cuenta con permisos para editarlos</text:p>
              </text:list-item>
              <text:list-item>
                <text:p text:style-name="P68">Alan cuenta con permisos para eliminarlos</text:p>
              </text:list-item>
            </text:list>
          </table:table-cell>
        </table:table-row>
        <table:table-row table:style-name="Tabla16.1">
          <table:table-cell table:style-name="Tabla16.A1" office:value-type="string">
            <text:p text:style-name="P7">Fuera del alcance</text:p>
          </table:table-cell>
          <table:table-cell table:style-name="Tabla16.A1" office:value-type="string">
            <text:list xml:id="list2885181564031237993" text:style-name="L45">
              <text:list-item>
                <text:p text:style-name="P69">Creación de puntos de servicio</text:p>
              </text:list-item>
            </text:list>
          </table:table-cell>
        </table:table-row>
        <table:table-row table:style-name="Tabla16.1">
          <table:table-cell table:style-name="Tabla16.A1" office:value-type="string">
            <text:p text:style-name="P7">Criterios de aceptación</text:p>
          </table:table-cell>
          <table:table-cell table:style-name="Tabla16.A1" office:value-type="string">
            <text:list xml:id="list1819639689727854961" text:style-name="L46">
              <text:list-item>
                <text:p text:style-name="P70">Alan puede consultar los puntos de servicio registrados en la aplicación.</text:p>
              </text:list-item>
              <text:list-item>
                <text:p text:style-name="P70">Alan puede editar uno o varios puntos de servicio a la vez.</text:p>
              </text:list-item>
              <text:list-item>
                <text:p text:style-name="P70">Alan puede eliminar uno o varios <text:s/>puntos de servicio a la vez.</text:p>
              </text:list-item>
              <text:list-item>
                <text:p text:style-name="P70">La edición y eliminación de puntos de servicio es auditada.</text:p>
              </text:list-item>
            </text:list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7">Título</text:p>
          </table:table-cell>
          <table:table-cell table:style-name="Tabla17.A1" office:value-type="string">
            <text:p text:style-name="P8">Alan calcula balances de energía a demanda sobre los segmentos de red.</text:p>
          </table:table-cell>
        </table:table-row>
        <table:table-row table:style-name="Tabla17.1">
          <table:table-cell table:style-name="Tabla17.A1" office:value-type="string">
            <text:p text:style-name="P7">Descripción</text:p>
          </table:table-cell>
          <table:table-cell table:style-name="Tabla17.A1" office:value-type="string">
            <text:p text:style-name="P8"><text:span text:style-name="T6">Como</text:span> Alan Analista, <text:span text:style-name="T6">quiero</text:span> <text:span text:style-name="T7">calcular a demanda balances de energía sobre los segmentos de red</text:span>, <text:span text:style-name="T6">para</text:span> <text:s/>poder conocer el comportamiento de las pérdidas de energía en la red de distribución.</text:p>
          </table:table-cell>
        </table:table-row>
        <table:table-row table:style-name="Tabla17.1">
          <table:table-cell table:style-name="Tabla17.A1" office:value-type="string">
            <text:p text:style-name="P7">Propósito</text:p>
          </table:table-cell>
          <table:table-cell table:style-name="Tabla17.A1" office:value-type="string">
            <text:p text:style-name="P8">Cálculo de balances de energía cuando Alan lo requiera.</text:p>
          </table:table-cell>
        </table:table-row>
        <table:table-row table:style-name="Tabla17.1">
          <table:table-cell table:style-name="Tabla17.A1" office:value-type="string">
            <text:p text:style-name="P7">Problema del usuario</text:p>
          </table:table-cell>
          <table:table-cell table:style-name="Tabla17.A1" office:value-type="string">
            <text:list xml:id="list41578350" text:continue-list="list41577021" text:style-name="L3">
              <text:list-item>
                <text:p text:style-name="P27"/>
              </text:list-item>
            </text:list>
          </table:table-cell>
        </table:table-row>
        <table:table-row table:style-name="Tabla17.1">
          <table:table-cell table:style-name="Tabla17.A1" office:value-type="string">
            <text:p text:style-name="P7">Valor para el usuario</text:p>
          </table:table-cell>
          <table:table-cell table:style-name="Tabla17.A1" office:value-type="string">
            <text:list xml:id="list5631977520507086612" text:style-name="L47">
              <text:list-item>
                <text:p text:style-name="P71"/>
              </text:list-item>
            </text:list>
          </table:table-cell>
        </table:table-row>
        <table:table-row table:style-name="Tabla17.1">
          <table:table-cell table:style-name="Tabla17.A1" office:value-type="string">
            <text:p text:style-name="P7">Suposiciones</text:p>
          </table:table-cell>
          <table:table-cell table:style-name="Tabla17.A1" office:value-type="string">
            <text:list xml:id="list5476549858906398018" text:style-name="L48">
              <text:list-item>
                <text:p text:style-name="P72">Alan tiene permisos sobre segmentos de red con más de un punto de servicio asignado.</text:p>
              </text:list-item>
              <text:list-item>
                <text:p text:style-name="P72">Los puntos de servicio de los segmentos de red cuentan con lecturas para las fechas en las que Alan quiere conocer los balances.</text:p>
              </text:list-item>
              <text:list-item>
                <text:p text:style-name="P72">Alan cuenta con permisos para calcular balances de energía</text:p>
              </text:list-item>
            </text:list>
          </table:table-cell>
        </table:table-row>
        <table:table-row table:style-name="Tabla17.1">
          <table:table-cell table:style-name="Tabla17.A1" office:value-type="string">
            <text:p text:style-name="P7">Fuera del alcance</text:p>
          </table:table-cell>
          <table:table-cell table:style-name="Tabla17.A1" office:value-type="string">
            <text:list xml:id="list6552800438235161588" text:style-name="L49">
              <text:list-item>
                <text:p text:style-name="P73"/>
              </text:list-item>
            </text:list>
          </table:table-cell>
        </table:table-row>
        <table:table-row table:style-name="Tabla17.1">
          <table:table-cell table:style-name="Tabla17.A1" office:value-type="string">
            <text:p text:style-name="P7">Criterios de aceptación</text:p>
          </table:table-cell>
          <table:table-cell table:style-name="Tabla17.A1" office:value-type="string">
            <text:list xml:id="list4289405244391211974" text:style-name="L50">
              <text:list-item>
                <text:p text:style-name="P74"/>
              </text:list-item>
            </text:list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7">Título</text:p>
          </table:table-cell>
          <table:table-cell table:style-name="Tabla15.A1" office:value-type="string">
            <text:p text:style-name="P8">Alan visualiza balances de energía de los segmentos de red.</text:p>
          </table:table-cell>
        </table:table-row>
        <table:table-row table:style-name="Tabla15.1">
          <table:table-cell table:style-name="Tabla15.A1" office:value-type="string">
            <text:p text:style-name="P7">Descripción</text:p>
          </table:table-cell>
          <table:table-cell table:style-name="Tabla15.A1" office:value-type="string">
            <text:p text:style-name="P8"/>
          </table:table-cell>
        </table:table-row>
        <table:table-row table:style-name="Tabla15.1">
          <table:table-cell table:style-name="Tabla15.A1" office:value-type="string">
            <text:p text:style-name="P7">Propósito</text:p>
          </table:table-cell>
          <table:table-cell table:style-name="Tabla15.A1" office:value-type="string">
            <text:p text:style-name="P8"/>
          </table:table-cell>
        </table:table-row>
        <table:table-row table:style-name="Tabla15.1">
          <table:table-cell table:style-name="Tabla15.A1" office:value-type="string">
            <text:p text:style-name="P7">Problema del usuario</text:p>
          </table:table-cell>
          <table:table-cell table:style-name="Tabla15.A1" office:value-type="string">
            <text:list xml:id="list41584806" text:continue-list="list41578350" text:style-name="L3">
              <text:list-item>
                <text:p text:style-name="P27"/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7">Valor para el usuario</text:p>
          </table:table-cell>
          <table:table-cell table:style-name="Tabla15.A1" office:value-type="string">
            <text:list xml:id="list219112099300738446" text:style-name="L12">
              <text:list-item>
                <text:p text:style-name="P36"/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7">Suposiciones</text:p>
          </table:table-cell>
          <table:table-cell table:style-name="Tabla15.A1" office:value-type="string">
            <text:list xml:id="list5086527558842382255" text:style-name="L13">
              <text:list-item>
                <text:p text:style-name="P37"/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7">Fuera del alcance</text:p>
          </table:table-cell>
          <table:table-cell table:style-name="Tabla15.A1" office:value-type="string">
            <text:list xml:id="list6614424203237534102" text:style-name="L14">
              <text:list-item>
                <text:p text:style-name="P38"/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7">Criterios de aceptación</text:p>
          </table:table-cell>
          <table:table-cell table:style-name="Tabla15.A1" office:value-type="string">
            <text:list xml:id="list4490089214970716948" text:style-name="L15">
              <text:list-item>
                <text:p text:style-name="P39"/>
              </text:list-item>
            </text:list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7">Título</text:p>
          </table:table-cell>
          <table:table-cell table:style-name="Tabla10.A1" office:value-type="string">
            <text:p text:style-name="P8">Alan calcula balances de energía sobre los segmentos de red.</text:p>
          </table:table-cell>
        </table:table-row>
        <table:table-row table:style-name="Tabla10.1">
          <table:table-cell table:style-name="Tabla10.A1" office:value-type="string">
            <text:p text:style-name="P7">Descripción</text:p>
          </table:table-cell>
          <table:table-cell table:style-name="Tabla10.A1" office:value-type="string">
            <text:p text:style-name="P8"/>
          </table:table-cell>
        </table:table-row>
        <table:table-row table:style-name="Tabla10.1">
          <table:table-cell table:style-name="Tabla10.A1" office:value-type="string">
            <text:p text:style-name="P7">Propósito</text:p>
          </table:table-cell>
          <table:table-cell table:style-name="Tabla10.A1" office:value-type="string">
            <text:p text:style-name="P8"/>
          </table:table-cell>
        </table:table-row>
        <text:soft-page-break/>
        <table:table-row table:style-name="Tabla10.1">
          <table:table-cell table:style-name="Tabla10.A1" office:value-type="string">
            <text:p text:style-name="P7">Problema del usuario</text:p>
          </table:table-cell>
          <table:table-cell table:style-name="Tabla10.A1" office:value-type="string">
            <text:list xml:id="list41592475" text:continue-list="list41584806" text:style-name="L3">
              <text:list-item>
                <text:p text:style-name="P27"/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7">Valor para el usuario</text:p>
          </table:table-cell>
          <table:table-cell table:style-name="Tabla10.A1" office:value-type="string">
            <text:list xml:id="list1269755184156016547" text:style-name="L16">
              <text:list-item>
                <text:p text:style-name="P40"/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7">Suposiciones</text:p>
          </table:table-cell>
          <table:table-cell table:style-name="Tabla10.A1" office:value-type="string">
            <text:list xml:id="list658714988443583042" text:style-name="L17">
              <text:list-item>
                <text:p text:style-name="P41"/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7">Fuera del alcance</text:p>
          </table:table-cell>
          <table:table-cell table:style-name="Tabla10.A1" office:value-type="string">
            <text:list xml:id="list3224724159875015443" text:style-name="L18">
              <text:list-item>
                <text:p text:style-name="P42"/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7">Criterios de aceptación</text:p>
          </table:table-cell>
          <table:table-cell table:style-name="Tabla10.A1" office:value-type="string">
            <text:list xml:id="list9207313372259024737" text:style-name="L19">
              <text:list-item>
                <text:p text:style-name="P43"/>
              </text:list-item>
            </text:list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7">Título</text:p>
          </table:table-cell>
          <table:table-cell table:style-name="Tabla11.A1" office:value-type="string">
            <text:p text:style-name="P8">Agrupamiento automático de segmentos de red.</text:p>
          </table:table-cell>
        </table:table-row>
        <table:table-row table:style-name="Tabla11.1">
          <table:table-cell table:style-name="Tabla11.A1" office:value-type="string">
            <text:p text:style-name="P7">Descripción</text:p>
          </table:table-cell>
          <table:table-cell table:style-name="Tabla11.A1" office:value-type="string">
            <text:p text:style-name="P8"/>
          </table:table-cell>
        </table:table-row>
        <table:table-row table:style-name="Tabla11.1">
          <table:table-cell table:style-name="Tabla11.A1" office:value-type="string">
            <text:p text:style-name="P7">Propósito</text:p>
          </table:table-cell>
          <table:table-cell table:style-name="Tabla11.A1" office:value-type="string">
            <text:p text:style-name="P8"/>
          </table:table-cell>
        </table:table-row>
        <table:table-row table:style-name="Tabla11.1">
          <table:table-cell table:style-name="Tabla11.A1" office:value-type="string">
            <text:p text:style-name="P7">Problema del usuario</text:p>
          </table:table-cell>
          <table:table-cell table:style-name="Tabla11.A1" office:value-type="string">
            <text:list xml:id="list41591845" text:continue-list="list41592475" text:style-name="L3">
              <text:list-item>
                <text:p text:style-name="P27"/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7">Valor para el usuario</text:p>
          </table:table-cell>
          <table:table-cell table:style-name="Tabla11.A1" office:value-type="string">
            <text:list xml:id="list3816103824820696067" text:style-name="L20">
              <text:list-item>
                <text:p text:style-name="P44"/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7">Suposiciones</text:p>
          </table:table-cell>
          <table:table-cell table:style-name="Tabla11.A1" office:value-type="string">
            <text:list xml:id="list5591809502047557848" text:style-name="L21">
              <text:list-item>
                <text:p text:style-name="P45"/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7">Fuera del alcance</text:p>
          </table:table-cell>
          <table:table-cell table:style-name="Tabla11.A1" office:value-type="string">
            <text:list xml:id="list776224308841264412" text:style-name="L22">
              <text:list-item>
                <text:p text:style-name="P46"/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7">Criterios de aceptación</text:p>
          </table:table-cell>
          <table:table-cell table:style-name="Tabla11.A1" office:value-type="string">
            <text:list xml:id="list1979992765161962137" text:style-name="L23">
              <text:list-item>
                <text:p text:style-name="P47"/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7">Título</text:p>
          </table:table-cell>
          <table:table-cell table:style-name="Tabla12.A1" office:value-type="string">
            <text:p text:style-name="P8">Alan gestiona regiones geográficas de operación.</text:p>
          </table:table-cell>
        </table:table-row>
        <table:table-row table:style-name="Tabla12.1">
          <table:table-cell table:style-name="Tabla12.A1" office:value-type="string">
            <text:p text:style-name="P7">Descripción</text:p>
          </table:table-cell>
          <table:table-cell table:style-name="Tabla12.A1" office:value-type="string">
            <text:p text:style-name="P8"/>
          </table:table-cell>
        </table:table-row>
        <table:table-row table:style-name="Tabla12.1">
          <table:table-cell table:style-name="Tabla12.A1" office:value-type="string">
            <text:p text:style-name="P7">Propósito</text:p>
          </table:table-cell>
          <table:table-cell table:style-name="Tabla12.A1" office:value-type="string">
            <text:p text:style-name="P8"/>
          </table:table-cell>
        </table:table-row>
        <table:table-row table:style-name="Tabla12.1">
          <table:table-cell table:style-name="Tabla12.A1" office:value-type="string">
            <text:p text:style-name="P7">Problema del usuario</text:p>
          </table:table-cell>
          <table:table-cell table:style-name="Tabla12.A1" office:value-type="string">
            <text:list xml:id="list41593017" text:continue-list="list41591845" text:style-name="L3">
              <text:list-item>
                <text:p text:style-name="P27"/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7">Valor para el usuario</text:p>
          </table:table-cell>
          <table:table-cell table:style-name="Tabla12.A1" office:value-type="string">
            <text:list xml:id="list1764305911498227073" text:style-name="L24">
              <text:list-item>
                <text:p text:style-name="P48"/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7">Suposiciones</text:p>
          </table:table-cell>
          <table:table-cell table:style-name="Tabla12.A1" office:value-type="string">
            <text:list xml:id="list8496066099369734509" text:style-name="L25">
              <text:list-item>
                <text:p text:style-name="P49"/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7">Fuera del alcance</text:p>
          </table:table-cell>
          <table:table-cell table:style-name="Tabla12.A1" office:value-type="string">
            <text:list xml:id="list4166213330946341250" text:style-name="L26">
              <text:list-item>
                <text:p text:style-name="P50"/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7">Criterios de aceptación</text:p>
          </table:table-cell>
          <table:table-cell table:style-name="Tabla12.A1" office:value-type="string">
            <text:list xml:id="list1666687816151417271" text:style-name="L27">
              <text:list-item>
                <text:p text:style-name="P51"/>
              </text:list-item>
            </text:list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7">Título</text:p>
          </table:table-cell>
          <table:table-cell table:style-name="Tabla13.A1" office:value-type="string">
            <text:p text:style-name="P8">Alan gestiona agentes del mercado</text:p>
          </table:table-cell>
        </table:table-row>
        <table:table-row table:style-name="Tabla13.1">
          <table:table-cell table:style-name="Tabla13.A1" office:value-type="string">
            <text:p text:style-name="P7">Descripción</text:p>
          </table:table-cell>
          <table:table-cell table:style-name="Tabla13.A1" office:value-type="string">
            <text:p text:style-name="P8"/>
          </table:table-cell>
        </table:table-row>
        <table:table-row table:style-name="Tabla13.1">
          <table:table-cell table:style-name="Tabla13.A1" office:value-type="string">
            <text:p text:style-name="P7">Propósito</text:p>
          </table:table-cell>
          <table:table-cell table:style-name="Tabla13.A1" office:value-type="string">
            <text:p text:style-name="P8"/>
          </table:table-cell>
        </table:table-row>
        <table:table-row table:style-name="Tabla13.1">
          <table:table-cell table:style-name="Tabla13.A1" office:value-type="string">
            <text:p text:style-name="P7">Problema del usuario</text:p>
          </table:table-cell>
          <table:table-cell table:style-name="Tabla13.A1" office:value-type="string">
            <text:list xml:id="list41572636" text:continue-list="list41593017" text:style-name="L3">
              <text:list-item>
                <text:p text:style-name="P27"/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7">Valor para el usuario</text:p>
          </table:table-cell>
          <table:table-cell table:style-name="Tabla13.A1" office:value-type="string">
            <text:list xml:id="list290952147359375697" text:style-name="L28">
              <text:list-item>
                <text:p text:style-name="P52"/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7">Suposiciones</text:p>
          </table:table-cell>
          <table:table-cell table:style-name="Tabla13.A1" office:value-type="string">
            <text:list xml:id="list3731793056179870873" text:style-name="L29">
              <text:list-item>
                <text:p text:style-name="P53"/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7">Fuera del alcance</text:p>
          </table:table-cell>
          <table:table-cell table:style-name="Tabla13.A1" office:value-type="string">
            <text:list xml:id="list8951326298394275950" text:style-name="L30">
              <text:list-item>
                <text:p text:style-name="P54"/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7">Criterios de aceptación</text:p>
          </table:table-cell>
          <table:table-cell table:style-name="Tabla13.A1" office:value-type="string">
            <text:list xml:id="list3414940337669288424" text:style-name="L31">
              <text:list-item>
                <text:p text:style-name="P55"/>
              </text:list-item>
            </text:list>
          </table:table-cell>
        </table:table-row>
      </table:table>
      <text:p text:style-name="Standard"><text:soft-page-break/></text:p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7">Título</text:p>
          </table:table-cell>
          <table:table-cell table:style-name="Tabla14.A1" office:value-type="string">
            <text:p text:style-name="P8">Alan gestiona agentes del mercado</text:p>
          </table:table-cell>
        </table:table-row>
        <table:table-row table:style-name="Tabla14.1">
          <table:table-cell table:style-name="Tabla14.A1" office:value-type="string">
            <text:p text:style-name="P7">Descripción</text:p>
          </table:table-cell>
          <table:table-cell table:style-name="Tabla14.A1" office:value-type="string">
            <text:p text:style-name="P8"/>
          </table:table-cell>
        </table:table-row>
        <table:table-row table:style-name="Tabla14.1">
          <table:table-cell table:style-name="Tabla14.A1" office:value-type="string">
            <text:p text:style-name="P7">Propósito</text:p>
          </table:table-cell>
          <table:table-cell table:style-name="Tabla14.A1" office:value-type="string">
            <text:p text:style-name="P8"/>
          </table:table-cell>
        </table:table-row>
        <table:table-row table:style-name="Tabla14.1">
          <table:table-cell table:style-name="Tabla14.A1" office:value-type="string">
            <text:p text:style-name="P7">Problema del usuario</text:p>
          </table:table-cell>
          <table:table-cell table:style-name="Tabla14.A1" office:value-type="string">
            <text:list xml:id="list41594001" text:continue-list="list41572636" text:style-name="L3">
              <text:list-item>
                <text:p text:style-name="P27"/>
              </text:list-item>
            </text:list>
          </table:table-cell>
        </table:table-row>
        <table:table-row table:style-name="Tabla14.1">
          <table:table-cell table:style-name="Tabla14.A1" office:value-type="string">
            <text:p text:style-name="P7">Valor para el usuario</text:p>
          </table:table-cell>
          <table:table-cell table:style-name="Tabla14.A1" office:value-type="string">
            <text:list xml:id="list105446115305782866" text:style-name="L32">
              <text:list-item>
                <text:p text:style-name="P56"/>
              </text:list-item>
            </text:list>
          </table:table-cell>
        </table:table-row>
        <table:table-row table:style-name="Tabla14.1">
          <table:table-cell table:style-name="Tabla14.A1" office:value-type="string">
            <text:p text:style-name="P7">Suposiciones</text:p>
          </table:table-cell>
          <table:table-cell table:style-name="Tabla14.A1" office:value-type="string">
            <text:list xml:id="list473083263229839750" text:style-name="L33">
              <text:list-item>
                <text:p text:style-name="P57"/>
              </text:list-item>
            </text:list>
          </table:table-cell>
        </table:table-row>
        <table:table-row table:style-name="Tabla14.1">
          <table:table-cell table:style-name="Tabla14.A1" office:value-type="string">
            <text:p text:style-name="P7">Fuera del alcance</text:p>
          </table:table-cell>
          <table:table-cell table:style-name="Tabla14.A1" office:value-type="string">
            <text:list xml:id="list4498601296677932686" text:style-name="L34">
              <text:list-item>
                <text:p text:style-name="P58"/>
              </text:list-item>
            </text:list>
          </table:table-cell>
        </table:table-row>
        <table:table-row table:style-name="Tabla14.1">
          <table:table-cell table:style-name="Tabla14.A1" office:value-type="string">
            <text:p text:style-name="P7">Criterios de aceptación</text:p>
          </table:table-cell>
          <table:table-cell table:style-name="Tabla14.A1" office:value-type="string">
            <text:list xml:id="list249498689407795907" text:style-name="L35">
              <text:list-item>
                <text:p text:style-name="P59"/>
              </text:list-item>
            </text:list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Título</text:p>
          </table:table-cell>
          <table:table-cell table:style-name="Tabla3.A1" office:value-type="string">
            <text:p text:style-name="P8"><text:s text:c="2"/>Balance por nivel de tensión</text:p>
          </table:table-cell>
        </table:table-row>
        <table:table-row table:style-name="Tabla3.1">
          <table:table-cell table:style-name="Tabla3.A1" office:value-type="string">
            <text:p text:style-name="P7">Descripción</text:p>
          </table:table-cell>
          <table:table-cell table:style-name="Tabla3.A1" office:value-type="string">
            <text:p text:style-name="P8"><text:span text:style-name="T6">Como</text:span> Alan Analista,<text:span text:style-name="T6">quiero</text:span> <text:span text:style-name="T7">calcular balances de energía por zonas geográficas</text:span>, <text:span text:style-name="T6">para</text:span> <text:s/>poder conocer cuáles son las regiones del sistema de distribución con los niveles de pérdida más altos. </text:p>
          </table:table-cell>
        </table:table-row>
        <table:table-row table:style-name="Tabla3.1">
          <table:table-cell table:style-name="Tabla3.A1" office:value-type="string">
            <text:p text:style-name="P7">Propósito</text:p>
          </table:table-cell>
          <table:table-cell table:style-name="Tabla3.A1" office:value-type="string">
            <text:p text:style-name="P8">Calcular un balance de energía para las zonas seleccionadas en un mapa.</text:p>
          </table:table-cell>
        </table:table-row>
        <table:table-row table:style-name="Tabla3.1">
          <table:table-cell table:style-name="Tabla3.A1" office:value-type="string">
            <text:p text:style-name="P7">Problema del usuario</text:p>
          </table:table-cell>
          <table:table-cell table:style-name="Tabla3.A1" office:value-type="string">
            <text:list xml:id="list41576328" text:continue-list="list41594001" text:style-name="L3">
              <text:list-item>
                <text:p text:style-name="P27"/>
              </text:list-item>
            </text:list>
            <text:p text:style-name="P8"/>
          </table:table-cell>
        </table:table-row>
        <table:table-row table:style-name="Tabla3.1">
          <table:table-cell table:style-name="Tabla3.A1" office:value-type="string">
            <text:p text:style-name="P7">Valor para el usuario</text:p>
          </table:table-cell>
          <table:table-cell table:style-name="Tabla3.A1" office:value-type="string">
            <text:p text:style-name="P8">El usuario podrá calcular y ejecutar balances de energía desde un tablero de control, para zonas geográficas específicas<text:span text:style-name="T7">.</text:span></text:p>
          </table:table-cell>
        </table:table-row>
        <table:table-row table:style-name="Tabla3.1">
          <table:table-cell table:style-name="Tabla3.A1" office:value-type="string">
            <text:p text:style-name="P7">Suposiciones</text:p>
          </table:table-cell>
          <table:table-cell table:style-name="Tabla3.A1" office:value-type="string">
            <text:list xml:id="list1041861844239556928" text:style-name="L36">
              <text:list-item>
                <text:p text:style-name="P60">Las zonas geográficas ya están definidas.</text:p>
              </text:list-item>
              <text:list-item>
                <text:p text:style-name="P60">Se cuenta con lecturas de energía para las fechas del balance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7">Fuera del alcance</text:p>
          </table:table-cell>
          <table:table-cell table:style-name="Tabla3.A1" office:value-type="string">
            <text:list xml:id="list248815000825624513" text:style-name="L37">
              <text:list-item>
                <text:p text:style-name="P61">Gestión de zonas</text:p>
              </text:list-item>
              <text:list-item>
                <text:p text:style-name="P61">Captura de lecturas de energía</text:p>
              </text:list-item>
              <text:list-item>
                <text:p text:style-name="P61">Balances por nivel de tensión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7">Criterios de aceptación</text:p>
          </table:table-cell>
          <table:table-cell table:style-name="Tabla3.A1" office:value-type="string">
            <text:list xml:id="list2567941594584917250" text:style-name="L38">
              <text:list-item>
                <text:p text:style-name="P62">Alan podrá lanzar cálculos de balances de energía, para las zonas que el seleccione en un mapa.</text:p>
              </text:list-item>
              <text:list-item>
                <text:p text:style-name="P62">Alan podrá selecionar el intervalo de tiempo que quiere usar para el cálculo del balance.</text:p>
              </text:list-item>
              <text:list-item>
                <text:p text:style-name="P62">Alan verá en el mapa las zonas con mayores niveles de pérdidas.</text:p>
              </text:list-item>
              <text:list-item>
                <text:p text:style-name="P62">Alan verá el resultado del balance una vez termine su ejecución.</text:p>
              </text:list-item>
            </text:list>
          </table:table-cell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">Título</text:p>
          </table:table-cell>
          <table:table-cell table:style-name="Tabla7.A1" office:value-type="string">
            <text:p text:style-name="P8"/>
          </table:table-cell>
        </table:table-row>
        <table:table-row table:style-name="Tabla7.1">
          <table:table-cell table:style-name="Tabla7.A1" office:value-type="string">
            <text:p text:style-name="P7">Descripción</text:p>
          </table:table-cell>
          <table:table-cell table:style-name="Tabla7.A1" office:value-type="string">
            <text:p text:style-name="P8"/>
          </table:table-cell>
        </table:table-row>
        <table:table-row table:style-name="Tabla7.1">
          <table:table-cell table:style-name="Tabla7.A1" office:value-type="string">
            <text:p text:style-name="P7">Propósito</text:p>
          </table:table-cell>
          <table:table-cell table:style-name="Tabla7.A1" office:value-type="string">
            <text:p text:style-name="P8"/>
          </table:table-cell>
        </table:table-row>
        <table:table-row table:style-name="Tabla7.1">
          <table:table-cell table:style-name="Tabla7.A1" office:value-type="string">
            <text:p text:style-name="P7">Problema del usuario</text:p>
          </table:table-cell>
          <table:table-cell table:style-name="Tabla7.A1" office:value-type="string">
            <text:list xml:id="list41594141" text:continue-list="list41576328" text:style-name="L3">
              <text:list-item>
                <text:p text:style-name="P27"/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7">Valor para el usuario</text:p>
          </table:table-cell>
          <table:table-cell table:style-name="Tabla7.A1" office:value-type="string">
            <text:list xml:id="list1825878603606298566" text:style-name="L39">
              <text:list-item>
                <text:p text:style-name="P63"/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7">Suposiciones</text:p>
          </table:table-cell>
          <table:table-cell table:style-name="Tabla7.A1" office:value-type="string">
            <text:list xml:id="list1455115666519644814" text:style-name="L40">
              <text:list-item>
                <text:p text:style-name="P64"/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7">Fuera del alcance</text:p>
          </table:table-cell>
          <table:table-cell table:style-name="Tabla7.A1" office:value-type="string">
            <text:list xml:id="list5649413172461590940" text:style-name="L41">
              <text:list-item>
                <text:p text:style-name="P65"/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7">Criterios de <text:soft-page-break/>aceptación</text:p>
          </table:table-cell>
          <table:table-cell table:style-name="Tabla7.A1" office:value-type="string">
            <text:list xml:id="list4174526164207689188" text:style-name="L42">
              <text:list-item>
                <text:p text:style-name="P66"/>
              </text:list-item>
            </text:list>
          </table:table-cell>
        </table:table-row>
      </table:table>
      <text:p text:style-name="P13"/>
      <text:list xml:id="list41579947" text:continue-list="list41594085" text:style-name="WWNum3">
        <text:list-item>
          <text:h text:style-name="P77" text:outline-level="1"><text:bookmark-start text:name="__RefHeading__251_1473665455"/><text:bookmark-start text:name="_Toc2757376"/><text:span text:style-name="T2">W</text:span><text:bookmark-end text:name="_Toc2757376"/><text:span text:style-name="T2">ireframes</text:span><text:bookmark-end text:name="__RefHeading__251_1473665455"/></text:h>
        </text:list-item>
      </text:list>
      <text:p text:style-name="P3"/>
      <text:p text:style-name="P11">Insert wireframes and mockups.</text:p>
      <text:p text:style-name="P3"/>
      <text:list xml:id="list41589268" text:continue-numbering="true" text:style-name="WWNum3">
        <text:list-item>
          <text:h text:style-name="P79" text:outline-level="1"><text:bookmark-start text:name="__RefHeading__253_1473665455"/><text:bookmark-start text:name="_Toc2757377"/><text:span text:style-name="T2">Analític</text:span><text:bookmark-end text:name="_Toc2757377"/><text:span text:style-name="T2">a</text:span><text:bookmark-end text:name="__RefHeading__253_1473665455"/></text:h>
        </text:list-item>
      </text:list>
      <text:p text:style-name="P18"/>
      <text:p text:style-name="P20"><text:span text:style-name="T4">Hypothesis: We believe &lt;this feature&gt; will achieve &lt;this outcome&gt;</text:span><text:span text:style-name="T3">.</text:span>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7"><text:s/>Key performance indicator</text:p>
          </table:table-cell>
          <table:table-cell table:style-name="Tabla4.A1" office:value-type="string">
            <text:p text:style-name="P7"><text:s/>Baseline</text:p>
          </table:table-cell>
          <table:table-cell table:style-name="Tabla4.A1" office:value-type="string">
            <text:p text:style-name="P7">Target</text:p>
          </table:table-cell>
          <table:table-cell table:style-name="Tabla4.A1" office:value-type="string">
            <text:p text:style-name="P7">Timeframe</text:p>
          </table:table-cell>
        </table:table-row>
        <table:table-row table:style-name="Tabla4.2"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</table:table>
      <text:p text:style-name="P7"/>
      <text:list xml:id="list41587921" text:continue-numbering="true" text:style-name="WWNum3">
        <text:list-item>
          <text:h text:style-name="P79" text:outline-level="1"><text:bookmark-start text:name="__RefHeading__255_1473665455"/><text:bookmark-start text:name="_Toc2757378"/><text:span text:style-name="T2">T</text:span><text:bookmark-end text:name="_Toc2757378"/><text:span text:style-name="T2">rabajo futuro</text:span><text:bookmark-end text:name="__RefHeading__255_1473665455"/></text:h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7">Future features</text:p>
          </table:table-cell>
          <table:table-cell table:style-name="Tabla5.A1" office:value-type="string">
            <text:p text:style-name="P7"><text:s/>Purpose</text:p>
          </table:table-cell>
          <table:table-cell table:style-name="Tabla5.A1" office:value-type="string">
            <text:p text:style-name="P7"><text:s/>Priority</text:p>
          </table:table-cell>
          <table:table-cell table:style-name="Tabla5.A1" office:value-type="string">
            <text:p text:style-name="P7">Timeframe</text:p>
          </table:table-cell>
        </table:table-row>
        <table:table-row table:style-name="Tabla5.2"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dobe Caslon Pro Bold" svg:font-family="'Adobe Caslon Pro Bold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style:font-name-asian="Times New Roman1" style:font-name-complex="Times New Roman1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zh" style:country-asian="CN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imes New Roman" fo:font-size="9pt" style:font-size-asian="9pt" style:font-name-complex="Times New Roman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_20_Char" style:display-name="No Spacing Char" style:family="text" style:parent-style-name="Default_20_Paragraph_20_Font">
      <style:text-properties fo:font-size="11pt" style:font-size-asian="11pt" style:language-asian="zh" style:country-asian="CN" style:font-size-complex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/>
    </style:style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ListLabel_20_1" style:display-name="ListLabel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Header">
      <style:paragraph-properties>
        <style:tab-stops>
          <style:tab-stop style:position="1.75in"/>
        </style:tab-stops>
      </style:paragraph-properties>
    </style:style>
    <style:style style:name="MT1" style:family="text">
      <style:text-properties fo:color="#8496b0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7</text:page-number></text:p>
        <text:p text:style-name="MP2"/>
      </style:header>
      <style:header-left>
        <text:p text:style-name="Header"/>
      </style:header-left>
      <style:footer>
        <text:p text:style-name="Footer"/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lick here to define your product requirements in Aha! Free for 30-days</dc:title>
    <meta:initial-creator>Claire George</meta:initial-creator>
    <meta:editing-cycles>71</meta:editing-cycles>
    <meta:print-date>2019-03-13T19:45:00</meta:print-date>
    <meta:creation-date>2019-03-13T19:45:00</meta:creation-date>
    <dc:date>2019-08-24T21:37:25.65</dc:date>
    <meta:editing-duration>PT21H17M35S</meta:editing-duration>
    <meta:generator>OpenOffice/4.1.5$Win32 OpenOffice.org_project/415m1$Build-9789</meta:generator>
    <meta:document-statistic meta:table-count="17" meta:image-count="0" meta:object-count="0" meta:page-count="8" meta:paragraph-count="233" meta:word-count="1468" meta:character-count="9020"/>
    <meta:user-defined meta:name="AppVersion">16.0000</meta:user-defined>
    <meta:user-defined meta:name="Company">Company na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